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2a03" officeooo:paragraph-rsid="001d2a03"/>
    </style:style>
    <style:style style:name="P2" style:family="paragraph" style:parent-style-name="Standard" style:list-style-name="L1">
      <style:text-properties officeooo:rsid="001d2a03" officeooo:paragraph-rsid="001d387a"/>
    </style:style>
    <style:style style:name="P3" style:family="paragraph" style:parent-style-name="Standard" style:list-style-name="L1">
      <style:text-properties officeooo:rsid="001d2a03" officeooo:paragraph-rsid="001f8be4"/>
    </style:style>
    <style:style style:name="P4" style:family="paragraph" style:parent-style-name="Standard">
      <style:text-properties officeooo:rsid="001d2a03" officeooo:paragraph-rsid="001d387a"/>
    </style:style>
    <style:style style:name="P5" style:family="paragraph" style:parent-style-name="Standard" style:list-style-name="L1">
      <style:text-properties officeooo:rsid="001d387a" officeooo:paragraph-rsid="001d387a"/>
    </style:style>
    <style:style style:name="P6" style:family="paragraph" style:parent-style-name="Standard" style:list-style-name="L1">
      <style:text-properties officeooo:rsid="001f8be4" officeooo:paragraph-rsid="001f8be4"/>
    </style:style>
    <style:style style:name="T1" style:family="text">
      <style:text-properties officeooo:rsid="001d387a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erir novo usuário</text:p>
      <text:p text:style-name="P1"/>
      <text:p text:style-name="P1">O sistema deve gerar um formulário para cadastrar novos usuários.</text:p>
      <text:p text:style-name="P1">Apenas o administrador tem permissão para gerar usuários do tipo Gerente e Administrador. </text:p>
      <text:p text:style-name="P1"/>
      <text:p text:style-name="P1">O formulário deve registrar os seguintes campos:</text:p>
      <text:p text:style-name="P1"/>
      <text:list xml:id="list802633972" text:style-name="L1">
        <text:list-item>
          <text:p text:style-name="P2">Tipo de usuário (Gerente <text:span text:style-name="T1">ou</text:span> Administrador <text:span text:style-name="T1">ou</text:span> Usuário)</text:p>
        </text:list-item>
        <text:list-item>
          <text:p text:style-name="P2">*</text:p>
          <text:list>
            <text:list-item>
              <text:p text:style-name="P2">Gerente:</text:p>
              <text:list>
                <text:list-item>
                  <text:p text:style-name="P2">Nome completo <text:span text:style-name="T1">(Alfanumérico com até 50 caracteres; obrigatório)</text:span></text:p>
                </text:list-item>
                <text:list-item>
                  <text:p text:style-name="P5">Data de nascimento (Data; obrigatório; dd/mm/aa)</text:p>
                </text:list-item>
                <text:list-item>
                  <text:p text:style-name="P2">Setor <text:span text:style-name="T1">(Técnico ou Financeiro)</text:span></text:p>
                </text:list-item>
                <text:list-item>
                  <text:p text:style-name="P2"><text:span text:style-name="T1">CPF (Alfanumérico com até 11 caracteres; obrigatório; xxxxxxxxxxx)</text:span></text:p>
                </text:list-item>
                <text:list-item>
                  <text:p text:style-name="P5">E-mail (Alfanumérico com até 20 caracteres; obrigatório; deverá conter @)</text:p>
                </text:list-item>
                <text:list-item>
                  <text:p text:style-name="P5">Telefone para contato (Alfanumérico com até 13 caracteres; obrigatório; (xx)xxxxxxxxx)</text:p>
                </text:list-item>
                <text:list-item>
                  <text:p text:style-name="P5"/>
                </text:list-item>
              </text:list>
            </text:list-item>
          </text:list>
        </text:list-item>
      </text:list>
      <text:p text:style-name="P4"/>
      <text:list xml:id="list172933666237395" text:continue-numbering="true" text:style-name="L1">
        <text:list-item>
          <text:list>
            <text:list-item>
              <text:p text:style-name="P5">Usuário</text:p>
              <text:list>
                <text:list-item>
                  <text:p text:style-name="P2">Nome completo <text:span text:style-name="T1">(Alfanumérico com até 50 caracteres; obrigatório)</text:span></text:p>
                </text:list-item>
                <text:list-item>
                  <text:p text:style-name="P2"><text:span text:style-name="T1">CPF (Alfanumérico com até 11 caracteres; obrigatório; xxxxxxxxxxx)</text:span></text:p>
                </text:list-item>
                <text:list-item>
                  <text:p text:style-name="P5">E-mail (Alfanumérico com até 20 caracteres; obrigatório; deverá conter @)</text:p>
                </text:list-item>
                <text:list-item>
                  <text:p text:style-name="P5">Telefone para contato (Alfanumérico com até 13 caracteres; obrigatório; (xx)xxxxxxxxx)</text:p>
                </text:list-item>
                <text:list-item>
                  <text:p text:style-name="P5"/>
                  <text:p text:style-name="P2"/>
                </text:list-item>
              </text:list>
            </text:list-item>
            <text:list-item>
              <text:p text:style-name="P5">Adminitrador</text:p>
              <text:list>
                <text:list-item>
                  <text:p text:style-name="P2">Nome completo <text:span text:style-name="T1">(Alfanumérico com até 50 caracteres; obrigatório)</text:span></text:p>
                </text:list-item>
                <text:list-item>
                  <text:p text:style-name="P5">Data de nascimento (Data; obrigatório; dd/mm/aa)</text:p>
                </text:list-item>
                <text:list-item>
                  <text:p text:style-name="P2"><text:span text:style-name="T1">CPF (Alfanumérico com até 11 caracteres; obrigatório; xxxxxxxxxxx)</text:span></text:p>
                </text:list-item>
                <text:list-item>
                  <text:p text:style-name="P5">E-mail (Alfanumérico com até 20 caracteres; obrigatório; deverá conter @)</text:p>
                </text:list-item>
                <text:list-item>
                  <text:p text:style-name="P5">Telefone para contato (Alfanumérico com até 13 caracteres; obrigatório; (xx)xxxxxxxxx)</text:p>
                </text:list-item>
                <text:list-item>
                  <text:p text:style-name="P5"/>
                  <text:p text:style-name="P2"/>
                </text:list-item>
              </text:list>
            </text:list-item>
            <text:list-item>
              <text:p text:style-name="P5">Empresa </text:p>
              <text:list>
                <text:list-item>
                  <text:p text:style-name="P3">Razão social <text:span text:style-name="T1">(Alfanumérico com até 50 caracteres; obrigatório)</text:span></text:p>
                </text:list-item>
                <text:list-item>
                  <text:p text:style-name="P3">Nome fictício <text:span text:style-name="T1">(Alfanumérico com até 50 caracteres; opcional)</text:span></text:p>
                </text:list-item>
                <text:list-item>
                  <text:p text:style-name="P3">CNPJ (<text:span text:style-name="T1">(Alfanumérico com até 18 caracteres; obrigatório; xx.xxx.xxx/xxxx-xx)</text:span></text:p>
                </text:list-item>
                <text:list-item>
                  <text:p text:style-name="P6">Logradouro (<text:span text:style-name="T1">Alfanuméri</text:span>c<text:span text:style-name="T1">o com até </text:span>7<text:span text:style-name="T1">0 caracteres; obrigatório)</text:span></text:p>
                </text:list-item>
                <text:list-item>
                  <text:p text:style-name="P6">Complemento <text:span text:style-name="T1">(Alfanumérico com até </text:span>2<text:span text:style-name="T1">0 caracteres; obrigatório)</text:span></text:p>
                </text:list-item>
                <text:list-item>
                  <text:p text:style-name="P6">UF <text:span text:style-name="T1">(</text:span>Lista de unidades federativas do Brasil<text:span text:style-name="T1">; obrigatório; </text:span>xx<text:span text:style-name="T1">)</text:span></text:p>
                </text:list-item>
                <text:list-item>
                  <text:p text:style-name="P6">Município (Lista de municípios de acordo com a UF selecionada; obrigatório)</text:p>
                </text:list-item>
                <text:list-item>
                  <text:p text:style-name="P6">Nome do responsável <text:span text:style-name="T1">(Alfanumérico com até 50 caracteres; obrigatório)</text:span></text:p>
                </text:list-item>
                <text:list-item>
                  <text:p text:style-name="P6">CPF do responsável <text:span text:style-name="T1">(Alfanumérico com até </text:span>11<text:span text:style-name="T1"> caracteres; obrigatório; </text:span>xxxxxxxxxxx<text:span text:style-name="T1">)</text:span></text:p>
                </text:list-item>
                <text:list-item>
                  <text:p text:style-name="P6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6:57:16.265315080</meta:creation-date>
    <dc:date>2018-05-16T17:29:31.433027390</dc:date>
    <meta:editing-duration>PT10M13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38" meta:word-count="281" meta:character-count="2128" meta:non-whitespace-character-count="1845"/>
  </office:meta>
</office:document-meta>
</file>